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EA6000007C28EBD44BD7FD4982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subtitle">
      <style:graphic-properties draw:fill-color="#ffffff" fo:min-height="5.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  <style:text-properties fo:font-size="32p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="none" draw:fill-color="#ffffff"/>
      <style:text-properties fo:font-size="60pt" style:font-size-asian="60pt" style:font-size-complex="6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7.2cm" svg:height="5.8cm" svg:x="19.2cm" svg:y="14.2cm" presentation:class="subtitle" presentation:user-transformed="true">
          <draw:text-box draw:corner-radius="2.2cm">
            <text:p text:style-name="P1"><text:span text:style-name="T1">Marcel von Döringk</text:span></text:p>
            <text:p text:style-name="P1"><text:span text:style-name="T1">Marc Kasper</text:span></text:p>
            <text:p text:style-name="P1"><text:span text:style-name="T1">Leonid Ryvkin</text:span></text:p>
            <text:p text:style-name="P1"><text:span text:style-name="T1"/></text:p>
            <text:p text:style-name="P1"><text:span text:style-name="T1">Gruppe D</text:span></text:p>
            <text:p text:style-name="P1"><text:span text:style-name="T1">13.01.2017</text:span></text:p>
          </draw:text-box>
        </draw:frame>
        <draw:frame draw:style-name="gr1" draw:text-style-name="P3" draw:layer="layout" svg:width="21.404cm" svg:height="3.4cm" svg:x="0.396cm" svg:y="0.6cm">
          <draw:text-box>
            <text:p><text:span text:style-name="T2">Geolocation </text:span><text:span text:style-name="T3">Sniffing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4">
              <text:list-item>
                <text:p>Aktuelle Situation</text:p>
              </text:list-item>
              <text:list-item>
                <text:p>Trackingmechanismen von Smartphones</text:p>
              </text:list-item>
              <text:list-item>
                <text:p>Datenschutzbedenk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draw:frame draw:style-name="gr3" draw:text-style-name="P5" draw:layer="layout" svg:width="5.679cm" svg:height="1.673cm" svg:x="8.6cm" svg:y="3.6cm">
          <draw:text-box>
            <text:p>Aktuelle Situation </text:p>
            <text:p>Bearbeitung: Marc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frame draw:style-name="gr3" draw:text-style-name="P5" draw:layer="layout" svg:width="5.679cm" svg:height="1.673cm" svg:x="8.6cm" svg:y="3.6cm">
          <draw:text-box>
            <text:p>Tracking GPS</text:p>
            <text:p>Bearbeitung: Marc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draw:frame draw:style-name="gr3" draw:text-style-name="P5" draw:layer="layout" svg:width="5.679cm" svg:height="1.673cm" svg:x="8.6cm" svg:y="3.6cm">
          <draw:text-box>
            <text:p>Tracking GSM</text:p>
            <text:p>Bearbeitung: Marc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draw:frame draw:style-name="gr3" draw:text-style-name="P5" draw:layer="layout" svg:width="5.679cm" svg:height="1.673cm" svg:x="8.6cm" svg:y="3.6cm">
          <draw:text-box>
            <text:p>Tracking Beacon</text:p>
            <text:p>Bearbeitung: Marc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draw:frame draw:style-name="gr3" draw:text-style-name="P5" draw:layer="layout" svg:width="5.324cm" svg:height="1.673cm" svg:x="8.6cm" svg:y="3.6cm">
          <draw:text-box>
            <text:p>Tracking WLAN</text:p>
            <text:p>Bearbeitung: Leo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draw:frame draw:style-name="gr3" draw:text-style-name="P5" draw:layer="layout" svg:width="6.17cm" svg:height="1.673cm" svg:x="8.6cm" svg:y="3.6cm">
          <draw:text-box>
            <text:p>Datenschutz</text:p>
            <text:p>Bearbeitung: Marcel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draw:frame draw:style-name="gr3" draw:text-style-name="P5" draw:layer="layout" svg:width="4.549cm" svg:height="0.962cm" svg:x="12cm" svg:y="4.6cm">
          <draw:text-box>
            <text:p>Abschlussfolie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EA6000007C28EBD44BD7FD4982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</meta:initial-creator>
    <meta:creation-date>2017-01-06T18:44:23.336753992</meta:creation-date>
    <meta:editing-duration>PT21M38S</meta:editing-duration>
    <meta:editing-cycles>3</meta:editing-cycles>
    <dc:date>2017-01-06T19:35:40.757377608</dc:date>
    <dc:creator>marc </dc:creator>
    <meta:generator>LibreOffice/5.1.4.2$Linux_x86 LibreOffice_project/10m0$Build-2</meta:generator>
    <meta:document-statistic meta:object-count="50"/>
  </office:meta>
</office:document-meta>
</file>